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cm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7pt" fo:font-weight="normal" style:font-size-asian="17pt" style:font-weight-asian="normal" style:font-size-complex="17pt" style:font-weight-complex="normal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color="#ffffff"/>
    </style:style>
    <style:style style:name="P7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8" style:family="paragraph">
      <style:text-properties fo:color="#000000"/>
    </style:style>
    <style:style style:name="P9" style:family="paragraph">
      <style:text-properties fo:color="#000000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7pt" fo:font-weight="normal" style:font-size-asian="17pt" style:font-weight-asian="normal" style:font-size-complex="17pt" style:font-weight-complex="normal"/>
    </style:style>
    <style:style style:name="T4" style:family="text">
      <style:text-properties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7" style:family="text">
      <style:text-properties fo:color="#000000"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8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3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4" draw:text-style-name="P2" draw:layer="layout" svg:width="0.925cm" svg:height="0.962cm" svg:x="5.465cm" svg:y="6.041cm">
          <draw:text-box>
            <text:p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4" draw:text-style-name="P3" draw:layer="layout" svg:width="0.925cm" svg:height="0.962cm" svg:x="15.088cm" svg:y="1.898cm">
          <draw:text-box>
            <text:p text:style-name="P3"><text:span text:style-name="T2">Y</text:span></text:p>
          </draw:text-box>
        </draw:frame>
        <draw:frame draw:style-name="gr4" draw:text-style-name="P2" draw:layer="layout" svg:width="0.891cm" svg:height="0.962cm" svg:x="10.466cm" svg:y="9.041cm">
          <draw:text-box>
            <text:p><text:span text:style-name="T1">Z</text:span></text:p>
          </draw:text-box>
        </draw:frame>
        <draw:frame draw:style-name="gr4" draw:text-style-name="P4" draw:layer="layout" svg:width="16.153cm" svg:height="0.928cm" svg:x="1.9cm" svg:y="14.521cm">
          <draw:text-box>
            <text:p><text:span text:style-name="T3">(XYZ) <text:s text:c="2"/>% N = ((XY) <text:s text:c="2"/></text:span><text:span text:style-name="T4">∙</text:span><text:span text:style-name="T3"> 10 <text:s text:c="3"/>+ Z) % N = M </text:span><text:span text:style-name="T4">∙</text:span><text:span text:style-name="T3"> 10 <text:s text:c="2"/>%N + Z%N</text:span></text:p>
          </draw:text-box>
        </draw:frame>
        <draw:frame draw:style-name="gr5" draw:text-style-name="P5" draw:layer="layout" svg:width="0.934cm" svg:height="0.92cm" svg:x="3.388cm" svg:y="15.018cm">
          <draw:text-box>
            <text:p><text:span text:style-name="T5">10</text:span></text:p>
          </draw:text-box>
        </draw:frame>
        <draw:frame draw:style-name="gr5" draw:text-style-name="P5" draw:layer="layout" svg:width="0.934cm" svg:height="0.92cm" svg:x="7.071cm" svg:y="15.018cm">
          <draw:text-box>
            <text:p><text:span text:style-name="T5">10</text:span></text:p>
          </draw:text-box>
        </draw:frame>
        <draw:frame draw:style-name="gr5" draw:text-style-name="P5" draw:layer="layout" svg:width="0.942cm" svg:height="0.92cm" svg:x="8.664cm" svg:y="14.286cm">
          <draw:text-box>
            <text:p><text:span text:style-name="T5">|Z|</text:span></text:p>
          </draw:text-box>
        </draw:frame>
        <draw:frame draw:style-name="gr5" draw:text-style-name="P5" draw:layer="layout" svg:width="0.942cm" svg:height="0.92cm" svg:x="14.056cm" svg:y="14.281cm">
          <draw:text-box>
            <text:p><text:span text:style-name="T5">|Z|</text:span></text:p>
          </draw:text-box>
        </draw:frame>
        <draw:frame draw:style-name="gr4" draw:text-style-name="P7" draw:layer="layout" svg:width="14.455cm" svg:height="0.928cm" svg:x="1.901cm" svg:y="16.522cm">
          <draw:text-box>
            <text:p text:style-name="P6"><text:span text:style-name="T6">(XZ) <text:s text:c="2"/>% N = (X </text:span><text:span text:style-name="T7">∙</text:span><text:span text:style-name="T6"> 10 <text:s text:c="2"/>+ Z) % N = M </text:span><text:span text:style-name="T7">∙</text:span><text:span text:style-name="T6"> 10 <text:s text:c="2"/>%N + Z%N</text:span></text:p>
          </draw:text-box>
        </draw:frame>
        <draw:frame draw:style-name="gr5" draw:text-style-name="P9" draw:layer="layout" svg:width="0.934cm" svg:height="0.92cm" svg:x="2.981cm" svg:y="16.997cm">
          <draw:text-box>
            <text:p text:style-name="P8"><text:span text:style-name="T8">10</text:span></text:p>
          </draw:text-box>
        </draw:frame>
        <draw:frame draw:style-name="gr5" draw:text-style-name="P9" draw:layer="layout" svg:width="0.942cm" svg:height="0.92cm" svg:x="7.144cm" svg:y="16.288cm">
          <draw:text-box>
            <text:p text:style-name="P8"><text:span text:style-name="T8">|Z|</text:span></text:p>
          </draw:text-box>
        </draw:frame>
        <draw:frame draw:style-name="gr5" draw:text-style-name="P9" draw:layer="layout" svg:width="0.942cm" svg:height="0.92cm" svg:x="12.354cm" svg:y="16.288cm">
          <draw:text-box>
            <text:p text:style-name="P8"><text:span text:style-name="T8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22:54.506952373</dc:date>
    <dc:creator>elucterio </dc:creator>
    <meta:editing-duration>PT23M45S</meta:editing-duration>
    <meta:editing-cycles>9</meta:editing-cycles>
    <meta:generator>LibreOffice/4.2.8.2$Linux_X86_64 LibreOffice_project/420m0$Build-2</meta:generator>
    <meta:document-statistic meta:object-count="17"/>
  </office:meta>
</office:document-meta>
</file>